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ort" svg:font-family="Fort, Tahoma, sans-serif"/>
    <style:font-face style:name="Helvetica Neue" svg:font-family="'Helvetica Neue', Helvetica, Arial, sans-serif"/>
    <style:font-face style:name="Open Sans" svg:font-family="'Open Sans', sans-serif"/>
    <style:font-face style:name="OpenSymbol" svg:font-family="OpenSymbo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Heading_20_4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.333cm" fo:line-height="155%" fo:text-align="justify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333cm" fo:line-height="155%" fo:text-align="justify" style:justify-single-word="false" fo:orphans="2" fo:widows="2" fo:text-indent="0cm" style:auto-text-indent="false" fo:padding="0cm" fo:border="none"/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333cm" fo:line-height="155%" fo:text-align="justify" style:justify-single-word="false" fo:orphans="2" fo:widows="2" fo:text-indent="0cm" style:auto-text-indent="false" fo:padding="0cm" fo:border="none"/>
      <style:text-properties fo:font-variant="normal" fo:text-transform="none" fo:color="#111111" style:font-name="Times New Roman" fo:font-size="12pt" fo:letter-spacing="normal" fo:font-style="normal" fo:font-weight="normal"/>
    </style:style>
    <style:style style:name="P9" style:family="paragraph" style:parent-style-name="Text_20_body" style:list-style-name="L6">
      <style:paragraph-properties fo:margin-top="0cm" fo:margin-bottom="0cm" fo:line-height="150%" fo:text-align="justify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6">
      <style:paragraph-properties fo:margin-top="0cm" fo:margin-bottom="0cm" fo:line-height="150%" fo:text-align="justify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 style:list-style-name="L6">
      <style:paragraph-properties fo:margin-top="0cm" fo:margin-bottom="0cm" fo:line-height="150%" fo:text-align="justify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12" style:family="paragraph" style:parent-style-name="Text_20_body" style:list-style-name="L7">
      <style:paragraph-properties fo:margin-top="0cm" fo:margin-bottom="0cm" fo:line-height="155%" fo:text-align="justify" style:justify-single-word="false" fo:orphans="2" fo:widows="2" fo:padding="0cm" fo:border="none"/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8">
      <style:paragraph-properties fo:margin-top="0cm" fo:margin-bottom="0cm" fo:line-height="155%" fo:text-align="justify" style:justify-single-word="false" fo:orphans="2" fo:widows="2" fo:padding="0cm" fo:border="none"/>
    </style:style>
    <style:style style:name="P14" style:family="paragraph" style:parent-style-name="Standard" style:list-style-name="L8">
      <style:paragraph-properties fo:margin-top="0cm" fo:margin-bottom="0cm" fo:line-height="155%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P15" style:family="paragraph" style:parent-style-name="Text_20_body" style:list-style-name="L10">
      <style:paragraph-properties fo:margin-top="0cm" fo:margin-bottom="0.446cm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10">
      <style:paragraph-properties fo:margin-top="0cm" fo:margin-bottom="0.446cm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10">
      <style:paragraph-properties fo:margin-top="0cm" fo:margin-bottom="0.446cm" fo:text-align="justify" style:justify-single-word="false" fo:orphans="2" fo:widows="2" fo:padding="0cm" fo:border="none"/>
    </style:style>
    <style:style style:name="P18" style:family="paragraph" style:parent-style-name="Text_20_body" style:list-style-name="L10">
      <style:paragraph-properties fo:margin-top="0cm" fo:margin-bottom="0.333cm" fo:line-height="155%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2pt" style:font-weight-asian="bold" style:font-size-complex="12pt" style:font-weight-complex="bold"/>
    </style:style>
    <style:style style:name="T3" style:family="text">
      <style:text-properties fo:font-style="normal" fo:font-weight="bold" style:font-weight-asian="bold" style:font-weight-complex="bold"/>
    </style:style>
    <style:style style:name="T4" style:family="text">
      <style:text-properties fo:font-style="normal" fo:font-weight="normal"/>
    </style:style>
    <style:style style:name="T5" style:family="text">
      <style:text-properties fo:color="#111111"/>
    </style:style>
    <style:style style:name="T6" style:family="text">
      <style:text-properties fo:color="#111111" style:font-name="Times New Roman" fo:font-weight="bold"/>
    </style:style>
    <style:style style:name="T7" style:family="text">
      <style:text-properties fo:color="#111111" style:font-name="Times New Roman" fo:font-size="14pt" style:text-underline-style="solid" style:text-underline-width="auto" style:text-underline-color="font-color" fo:font-weight="bold" style:font-size-asian="14pt" style:font-size-complex="14pt"/>
    </style:style>
    <style:style style:name="T8" style:family="text">
      <style:text-properties fo:color="#111111"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11111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111111" fo:font-size="12pt" style:font-size-asian="12pt" style:font-size-complex="12pt"/>
    </style:style>
    <style:style style:name="T11" style:family="text">
      <style:text-properties fo:font-variant="normal" fo:text-transform="none" fo:color="#111111" fo:letter-spacing="normal" fo:font-style="normal"/>
    </style:style>
    <style:style style:name="T12" style:family="text">
      <style:text-properties fo:font-variant="normal" fo:text-transform="none" fo:color="#111111" style:font-name="Times New Roman" fo:letter-spacing="normal" fo:font-style="normal" fo:font-weight="normal"/>
    </style:style>
    <style:style style:name="T13" style:family="text">
      <style:text-properties fo:font-variant="normal" fo:text-transform="none" fo:color="#111111" style:font-name="Times New Roman" fo:letter-spacing="normal" fo:font-style="normal" style:text-underline-style="solid" style:text-underline-width="auto" style:text-underline-color="font-color" fo:font-weight="bold"/>
    </style:style>
    <style:style style:name="T14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111111" style:font-name="Times New Roman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111111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111111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8" style:family="text">
      <style:text-properties fo:font-variant="normal" fo:text-transform="none" fo:color="#111111" style:font-name="Times New Roman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19" style:family="text">
      <style:text-properties fo:font-variant="normal" fo:text-transform="none" fo:color="#111111" style:font-name="Times New Roman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20" style:family="text">
      <style:text-properties fo:font-variant="normal" fo:text-transform="none" fo:color="#111111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21" style:family="text">
      <style:text-properties fo:font-variant="normal" fo:text-transform="none" fo:color="#111111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111111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2a363f" style:font-name="Roboto" fo:font-size="11.3500003814697pt" fo:letter-spacing="normal" fo:font-style="normal" fo:font-weight="bold" fo:background-color="transparent"/>
    </style:style>
    <style:style style:name="T24" style:family="text">
      <style:text-properties fo:font-variant="normal" fo:text-transform="none" fo:color="#2a363f" fo:font-size="11.3500003814697pt" fo:letter-spacing="normal" fo:font-style="normal" fo:font-weight="bold" fo:background-color="transparent"/>
    </style:style>
    <style:style style:name="T25" style:family="text">
      <style:text-properties fo:font-variant="normal" fo:text-transform="none" fo:color="#2a363f" style:font-name="Times New Roman" fo:font-size="11.3500003814697pt" fo:letter-spacing="normal" fo:font-style="normal" fo:font-weight="bold" fo:background-color="transparent"/>
    </style:style>
    <style:style style:name="T26" style:family="text">
      <style:text-properties fo:font-variant="normal" fo:text-transform="none" fo:color="#2a363f" style:font-name="Times New Roman" fo:letter-spacing="normal" fo:font-style="normal" fo:font-weight="bold" fo:background-color="transparent"/>
    </style:style>
    <style:style style:name="T27" style:family="text">
      <style:text-properties fo:font-variant="normal" fo:text-transform="none" fo:color="#2a363f" style:font-name="Times New Roman" fo:font-size="12pt" fo:letter-spacing="normal" fo:font-style="normal" fo:font-weight="bold" fo:background-color="transparent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font-style="normal" fo:font-weight="bold" fo:background-color="transparent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background-color="transparent" style:font-size-asian="12pt" style:font-size-complex="12pt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letter-spacing="normal" fo:font-style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font-size-asian="12pt" style:font-size-complex="12pt"/>
    </style:style>
    <style:style style:name="T36" style:family="text">
      <style:text-properties fo:color="#000000" style:font-size-asian="12pt" style:font-size-complex="12pt"/>
    </style:style>
    <style:style style:name="T37" style:family="text">
      <style:text-properties fo:color="#000000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89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89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5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55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2cm" fo:text-indent="-0.635cm" fo:margin-left="1.5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7cm" fo:text-indent="-0.635cm" fo:margin-left="2.2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2cm" fo:text-indent="-0.635cm" fo:margin-left="2.8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7cm" fo:text-indent="-0.635cm" fo:margin-left="3.4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2cm" fo:text-indent="-0.635cm" fo:margin-left="4.1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7cm" fo:text-indent="-0.635cm" fo:margin-left="4.7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2cm" fo:text-indent="-0.635cm" fo:margin-left="5.3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7cm" fo:text-indent="-0.635cm" fo:margin-left="6.0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2cm" fo:text-indent="-0.635cm" fo:margin-left="6.6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7cm" fo:text-indent="-0.635cm" fo:margin-left="7.28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6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 7.- Frameworks para Desarrollo De Aplicaciones Web. Grupo B.</text:p>
      <text:p text:style-name="P1"/>
      <text:p text:style-name="P1">Describir, localizar lenguaje y ejemplos reales de los frameworks de desarrollo de aplicaciones web mencionados.</text:p>
      <text:p text:style-name="P1"/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7">Symfony 4</text:span></text:span></text:p>
      <text:p text:style-name="P6"><text:span text:style-name="T14">Es uno de los frameworks más utilizados y recomendados por las empresas digitales y</text:span><text:span text:style-name="Strong_20_Emphasis"><text:span text:style-name="T14"> </text:span></text:span><text:span text:style-name="Strong_20_Emphasis"><text:span text:style-name="T15">el preferido de muchos desarrolladores web</text:span></text:span><text:span text:style-name="T14">. Symfony está compuesto por un </text:span><text:span text:style-name="T16">amplio número de componentes que se pueden reutilizar. </text:span><text:span text:style-name="T14"><text:line-break/><text:line-break/>Ventajas de utilizar </text:span><text:a xlink:type="simple" xlink:href="https://symfony.com/" office:target-frame-name="_blank" xlink:show="new" text:style-name="Internet_20_link" text:visited-style-name="Visited_20_Internet_20_Link"><text:span text:style-name="T17">Symfony</text:span></text:a><text:span text:style-name="T14">:</text:span></text:p>
      <text:list xml:id="list3658166584143002901" text:style-name="L8">
        <text:list-item>
          <text:p text:style-name="P13"><text:span text:style-name="Strong_20_Emphasis"><text:span text:style-name="T15">Licencia MIT</text:span></text:span><text:span text:style-name="T14">: symfony hace uso de este tipo de licencia que permite realizar aplicaciones web gratis y de software libre.</text:span></text:p>
        </text:list-item>
        <text:list-item>
          <text:p><text:span text:style-name="Strong_20_Emphasis"><text:span text:style-name="T15">Control de la información</text:span></text:span><text:span text:style-name="T14">: desde Symfony tienes la capacidad de controlar todos los accesos a la información además del control -por defecto- de ataques CSRF o XSS.</text:span></text:p>
        </text:list-item>
        <text:list-item>
          <text:p text:style-name="P13"><text:span text:style-name="Strong_20_Emphasis"><text:span text:style-name="T15">Internacionalización a tu alcance</text:span></text:span><text:span text:style-name="T14">: Symfony permite también la creación de apps en distintos idiomas.</text:span></text:p>
        </text:list-item>
        <text:list-item>
          <text:p text:style-name="P13"><text:span text:style-name="Strong_20_Emphasis"><text:span text:style-name="T15">Comunidad</text:span></text:span><text:span text:style-name="T14">: uno de los factores más relevantes de Symfony. Su comunidad se caracteriza por tratarse de un modelo muy estable, de confianza y fácil de actualizar.</text:span></text:p>
        </text:list-item>
        <text:list-item>
          <text:p text:style-name="P13"><text:span text:style-name="Strong_20_Emphasis"><text:span text:style-name="T15">La calidad reside en el código</text:span></text:span><text:span text:style-name="T14">: cuenta con un código abierto de muy buena calidad, con una arquitectura de uso fácil y diseños comprensibles y fáciles de utilizar para el desarrollador web.</text:span></text:p>
        </text:list-item>
        <text:list-item>
          <text:p text:style-name="P13"><text:span text:style-name="Strong_20_Emphasis"><text:span text:style-name="T15">Las mejores prácticas de programación</text:span></text:span><text:span text:style-name="T14">: Symfony destaca también por sus peculiaridades en cuanto a la parte de programación puesto que facilita patrones de diseño previamente probados, bases de datos agrupadas y archivos de configuración, entre otros.</text:span></text:p>
        </text:list-item>
      </text:list>
      <text:p text:style-name="P6"><text:span text:style-name="T14"/></text:p>
      <text:p text:style-name="P6"><text:span text:style-name="Strong_20_Emphasis"><text:span text:style-name="T19">Laravel</text:span></text:span></text:p>
      <text:p text:style-name="P7">Es uno de los frameworks más jóvenes. <text:span text:style-name="T1">Utiliza algunos componentes de Symfony</text:span> y se caracteriza por sus <text:span text:style-name="T1">funcionalidades preparadas para el desarrollo de apps modernas de fácil uso</text:span>.<text:line-break/><text:line-break/>Ventajas de utilizar <text:span text:style-name="T34">Laravel</text:span>:</text:p>
      <text:list xml:id="list740294664210009528" text:style-name="L7">
        <text:list-item>
          <text:p text:style-name="P12"><text:soft-page-break/>Es un framework que <text:span text:style-name="T1">permite agregar información de utilidad </text:span>mediante su directorio Packalyst. Es una manera de l<text:span text:style-name="T1">ocalizar de inmediato aquello que te haga falta.</text:span></text:p>
        </text:list-item>
        <text:list-item>
          <text:p text:style-name="P12">También permite el <text:span text:style-name="T1">desarrollo de micro-servicios y apps.</text:span></text:p>
        </text:list-item>
        <text:list-item>
          <text:p text:style-name="P12">Se <text:span text:style-name="T1">compone de un sistema de enrutamiento muy eficaz</text:span>, lo que permite relacionar <text:span text:style-name="T1">elementos de una determinada aplicación con las rutas que el uso introduce en el navegador</text:span>.</text:p>
        </text:list-item>
      </text:list>
      <text:p text:style-name="P6"><text:span text:style-name="T14"/></text:p>
      <text:p text:style-name="P6"><text:span text:style-name="Strong_20_Emphasis"><text:span text:style-name="T19">CakePHP</text:span></text:span></text:p>
      <text:p text:style-name="P6"><text:span text:style-name="T14">Desarrollado en 2005 cuenta hoy día con licencia del MIT .<text:line-break/>En sus ultimas versiones cuenta con novedosas <text:s/>mejoras. Entre ellas, una </text:span><text:span text:style-name="T16">gestión de las sesiones mejorada</text:span><text:span text:style-name="T14">, </text:span><text:span text:style-name="T16">librerías independientes </text:span><text:span text:style-name="T14">y c</text:span><text:span text:style-name="T16">omponentes modulares para reducir el peso y mejorar la personalización de los proyectos. </text:span></text:p>
      <text:list xml:id="list4837731187831922334" text:style-name="L10">
        <text:list-item>
          <text:p text:style-name="P18">Comunidad activa.</text:p>
        </text:list-item>
        <text:list-item>
          <text:p text:style-name="P16">Licencia flexible</text:p>
        </text:list-item>
        <text:list-item>
          <text:p text:style-name="P16">Compatible con PHP4 y PHP5</text:p>
        </text:list-item>
        <text:list-item>
          <text:p text:style-name="P16">Generación de código</text:p>
        </text:list-item>
        <text:list-item>
          <text:p text:style-name="P16">Arquitectura Modelo Vista Controlador (MVC)</text:p>
        </text:list-item>
        <text:list-item>
          <text:p text:style-name="P16">Despachador de peticiones [dispatcher], con URLs y rutas personalizadas y limpias.</text:p>
        </text:list-item>
        <text:list-item>
          <text:p text:style-name="P16">Validación integrada</text:p>
        </text:list-item>
        <text:list-item>
          <text:p text:style-name="P16">Plantillas rápidas y flexibles (sintaxis de PHP, con ayudantes)</text:p>
        </text:list-item>
        <text:list-item>
          <text:p text:style-name="P16">Ayudantes para AJAX, Javascript, formularios HTML y más</text:p>
        </text:list-item>
        <text:list-item>
          <text:p text:style-name="P17"><text:span text:style-name="T32">Limpieza de datos</text:span></text:p>
        </text:list-item>
      </text:list>
      <text:p text:style-name="P6"><text:span text:style-name="Strong_20_Emphasis"><text:span text:style-name="T19"/></text:span></text:p>
      <text:p text:style-name="P6"><text:span text:style-name="Strong_20_Emphasis"><text:span text:style-name="T19">CodeIgniter</text:span></text:span></text:p>
      <text:p text:style-name="P8"><text:span text:style-name="T35">Este framework se creó en 2006 y fue considerado uno de los frameworks de referencia en el mundo PHP, pero a día de hoy tiene gran competencia en el sector. A pesar de esto Codeigniter </text:span><text:span text:style-name="T2">no es complicado de aprender </text:span><text:span text:style-name="T35">así que continúa siendo una </text:span><text:span text:style-name="T2">buena opción a la hora de elegir un </text:span><text:soft-page-break/><text:span text:style-name="T2">framework PHP.</text:span><text:span text:style-name="T35"> Esto se debe a que es</text:span><text:span text:style-name="T36"> </text:span><text:span text:style-name="T37">muy liviano</text:span><text:span text:style-name="T36">, construido para </text:span><text:span text:style-name="T37">desarrolladores que necesitan un kit de herramientas simple</text:span><text:span text:style-name="T36"> y</text:span><text:span text:style-name="T37"> elegante para crear aplicaciones web completas</text:span><text:span text:style-name="T36">.</text:span></text:p>
      <text:h text:style-name="P4" text:outline-level="4"><text:span text:style-name="Strong_20_Emphasis"><text:span text:style-name="T31">Ventajas de usar el framework CodeIgniter:</text:span></text:span></text:h>
      <text:list xml:id="list8746850942702003624" text:style-name="L6">
        <text:list-item>
          <text:p text:style-name="P9">Las páginas se procesan <text:span text:style-name="T1">más rapido</text:span>, el <text:span text:style-name="T1">núcleo de CodeIgniter es bastante ligero.</text:span></text:p>
        </text:list-item>
        <text:list-item>
          <text:p text:style-name="P9">Es <text:span text:style-name="T1">sencillo de instalar</text:span>, basta con subir los archivos al ftp y tocar un archivo de configuración para definir el acceso a la base de datos.</text:p>
        </text:list-item>
        <text:list-item>
          <text:p text:style-name="P9">Existe <text:span text:style-name="T1">abundante documentación en la red.</text:span></text:p>
        </text:list-item>
        <text:list-item>
          <text:p text:style-name="P9"><text:span text:style-name="T1">Facilidad de edición del código</text:span> ya creado.</text:p>
        </text:list-item>
        <text:list-item>
          <text:p text:style-name="P10">Facilidad para crear nuevos módulos, páginas o funcionalidades.</text:p>
        </text:list-item>
        <text:list-item>
          <text:p text:style-name="P9">Estandarización del código.</text:p>
        </text:list-item>
        <text:list-item>
          <text:p text:style-name="P9"><text:span text:style-name="T1">Separación de la lógica </text:span>y <text:span text:style-name="T1">arquitectura de la web</text:span>, el <text:span text:style-name="T1">MVC.</text:span></text:p>
        </text:list-item>
        <text:list-item>
          <text:p text:style-name="P9">Cualquier servidor que soporte <text:span text:style-name="T1">PHP+MySQL sirve para CodeIgniter</text:span>.</text:p>
        </text:list-item>
        <text:list-item>
          <text:p text:style-name="P11"><text:span text:style-name="T4">CodeIgniter se encuentra bajo una licencia open source, </text:span><text:span text:style-name="T3">es código libre</text:span><text:span text:style-name="T4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ort" svg:font-family="Fort, Tahoma, sans-serif"/>
    <style:font-face style:name="Helvetica Neue" svg:font-family="'Helvetica Neue', Helvetica, Arial, sans-serif"/>
    <style:font-face style:name="Open Sans" svg:font-family="'Open Sans', sans-serif"/>
    <style:font-face style:name="OpenSymbol" svg:font-family="OpenSymbo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2-05T19:40:47</meta:creation-date>
    <dc:date>2019-12-07T19:50:14</dc:date>
    <dc:creator>Benito Jódar Álvarez</dc:creator>
    <meta:editing-duration>PT1H10M2S</meta:editing-duration>
    <meta:editing-cycles>7</meta:editing-cycles>
    <meta:generator>OpenOffice/4.1.7$Unix OpenOffice.org_project/417m1$Build-9800</meta:generator>
    <meta:document-statistic meta:table-count="0" meta:image-count="0" meta:object-count="0" meta:page-count="3" meta:paragraph-count="39" meta:word-count="615" meta:character-count="3790"/>
  </office:meta>
</office:document-meta>
</file>